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none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/>
    </style:style>
    <style:style style:name="P3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4" style:family="paragraph" style:parent-style-name="Standard">
      <style:text-properties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none"/>
    </style:style>
    <style:style style:name="T3" style:family="text">
      <style:text-properties style:font-name="Arial" style:text-underline-style="none" fo:font-weight="bold" style:font-weight-asian="bold" style:font-weight-complex="bold"/>
    </style:style>
    <style:style style:name="T4" style:family="text">
      <style:text-properties style:font-name="Arial" fo:font-style="normal" style:text-underline-style="none" style:font-style-asian="normal" style:font-style-complex="normal"/>
    </style:style>
    <style:style style:name="T5" style:family="text">
      <style:text-properties style:font-name="Arial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style:font-name="Arial"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 of the detailed data exchange definition</text:p>
      <text:p text:style-name="P2"/>
      <text:p text:style-name="P1"/>
      <text:p text:style-name="P1">- <text:span text:style-name="T9">Model information: </text:span></text:p>
      <text:p text:style-name="P5"/>
      <text:p text:style-name="P1"><text:span text:style-name="T7">key:</text:span> <text:tab/><text:tab/>the name (feldname: interne name der zum submit benutzt wird), </text:p>
      <text:p text:style-name="P1"><text:span text:style-name="T7">hint:</text:span><text:tab/> <text:tab/>the message that will be shown if an element is requried but not , </text:p>
      <text:p text:style-name="P1"><text:span text:style-name="T7">validation:</text:span> <text:tab/>defines which format will be accepted and which not, </text:p>
      <text:p text:style-name="Standard"><text:span text:style-name="T3">label:<text:tab/></text:span><text:span text:style-name="T2"><text:tab/></text:span><text:span text:style-name="Emphasis"><text:span text:style-name="T4">associates a label with a form control</text:span></text:span></text:p>
      <text:p text:style-name="P1"><text:span text:style-name="T7">type:</text:span> <text:tab/><text:tab/>values from the field type definition, </text:p>
      <text:p text:style-name="P1"><text:span text:style-name="T7">order:</text:span> <text:tab/>defines the order in which the elements should be displayed,</text:p>
      <text:p text:style-name="P1"><text:span text:style-name="T7">position:</text:span> <text:tab/>defines the position of the elements,</text:p>
      <text:p text:style-name="P1"><text:span text:style-name="T7">fieldset:</text:span><text:tab/>defines wether elements are arranged to groups or not (e.g. nested fieldsets/ layers),</text:p>
      <text:p text:style-name="Standard"><text:span text:style-name="T3">ready only: <text:tab/></text:span><text:span text:style-name="T1">specifies whether the control may be modified by the user</text:span></text:p>
      <text:p text:style-name="P3"/>
      <text:p text:style-name="P1"/>
      <text:p text:style-name="P4">- Field type definition <text:s/></text:p>
      <text:p text:style-name="P1"/>
      <text:p text:style-name="P1"><text:span text:style-name="T7">textfield:</text:span> <text:tab/>a single row text field, </text:p>
      <text:p text:style-name="P1"><text:span text:style-name="T7">textarea:</text:span> <text:s/><text:tab/>a multiple row textfeld,</text:p>
      <text:p text:style-name="P1"><text:span text:style-name="T7">selectbox:</text:span> <text:tab/>a dropdown box to select exactly one record, </text:p>
      <text:p text:style-name="P1"><text:span text:style-name="T7">checkbox:</text:span> <text:tab/>a box the select a value</text:p>
      <text:p text:style-name="P1"><text:span text:style-name="T7">date: </text:span><text:tab/><text:tab/>a date without a time in the format YYYY-MM-DD,</text:p>
      <text:p text:style-name="P1"><text:span text:style-name="T7">time: </text:span><text:tab/><text:tab/>a time in the format HH:MM:SS,</text:p>
      <text:p text:style-name="P1"><text:span text:style-name="T7">file:</text:span> <text:tab/><text:tab/>just a simple file. Client: Select a file from the file system and send it to the server</text:p>
      <text:p text:style-name="P1"><text:span text:style-name="T7">multipleselect</text:span>: a list that allows more selections</text:p>
      <text:p text:style-name="P1">l<text:span text:style-name="T7">abel: </text:span><text:tab/><text:tab/>label of a form or fieldset</text:p>
      <text:p text:style-name="Standard"><text:span text:style-name="T3">fieldset:</text:span><text:span text:style-name="T2"> <text:tab/></text:span><text:span text:style-name="T6">a </text:span><text:span text:style-name="Emphasis"><text:span text:style-name="T6">form control group in the format of a nested array (JSON)</text:span></text:span></text:p>
      <text:p text:style-name="Standard"><text:span text:style-name="Emphasis"><text:span text:style-name="T6"/></text:span></text:p>
      <text:p text:style-name="Standard"><text:span text:style-name="Emphasis"><text:span text:style-name="T6"/></text:span></text:p>
      <text:p text:style-name="P1"><text:span text:style-name="T9">- Data from the server:</text:span> </text:p>
      <text:p text:style-name="P1"/>
      <text:p text:style-name="P3">id:<text:span text:style-name="T12"><text:tab/><text:tab/>the id of the entry</text:span></text:p>
      <text:p text:style-name="P3"><text:span text:style-name="Emphasis"><text:span text:style-name="T5">projectId: </text:span></text:span><text:span text:style-name="Emphasis"><text:span text:style-name="T11"><text:tab/>the projectI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xample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28T08:32:06</meta:creation-date>
    <dc:date>2007-11-28T12:49:14</dc:date>
    <meta:editing-cycles>2</meta:editing-cycles>
    <meta:editing-duration>PT4H1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213" meta:character-count="1269"/>
  </office:meta>
</office:document-meta>
</file>